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/>
  <office:automatic-styles>
    <style:style style:family="paragraph" style:name="P2" style:display-name="P2" style:parent-style-name="Normal"/>
    <style:style style:family="paragraph" style:name="P3" style:display-name="P3" style:parent-style-name="Normal">
      <style:text-properties fo:font-size="14pt" fo:font-weight="bold"/>
    </style:style>
    <style:style style:family="paragraph" style:name="P4" style:display-name="P4" style:parent-style-name="Normal">
      <style:paragraph-properties fo:text-align="left" style:writing-mode="lr"/>
    </style:style>
    <style:style style:family="paragraph" style:name="P1" style:display-name="P1">
      <style:paragraph-properties fo:break-before="page"/>
    </style:style>
    <style:style style:family="section" style:name="Sect1" style:display-name="Sect1"/>
    <style:page-layout style:name="PLayout2">
      <style:page-layout-properties fo:margin-top="0.7874in" fo:margin-bottom="0.7874in" fo:margin-left="0.7874in" fo:margin-right="0.7874in"/>
    </style:page-layout>
    <style:page-layout style:name="Standard">
      <style:page-layout-properties fo:margin-top="0.7874in" fo:margin-bottom="0.7874in" fo:margin-left="0.7874in" fo:margin-right="0.7874in"/>
    </style:page-layout>
  </office:automatic-styles>
  <office:body>
    <office:text>
      <text:section text:style-name="Sect1" text:name="Section1">
        <text:p text:style-name="P1">Debug SignalK with Eclipse</text:p>
        <text:p text:style-name="P2"/>
        <text:p text:style-name="P2">Import projects into workspace. (File &gt; Import)</text:p>
        <text:p text:style-name="P2"><text:tab/>Select Maven, Existing Maven Project, Next</text:p>
        <text:p text:style-name="P2"><text:tab/>Select the pom and Add project to working set, Finish.</text:p>
        <text:p text:style-name="P2"/>
        <text:p text:style-name="P3">Building project in terminal</text:p>
        <text:p text:style-name="P2"/>
        <text:p text:style-name="P2">poms have been modified so that only the dev profile can be active.</text:p>
        <text:p text:style-name="P2"/>
        <text:p text:style-name="P2">Open Terminal in signalk-core-java</text:p>
        <text:p text:style-name="P2">rberliner@BigIA:~/Dropbox/freeboard/signalk-core-java$ mvn install</text:p>
        <text:p text:style-name="P2"/>
        <text:p text:style-name="P2">Open Terminal in signalk-server-java</text:p>
        <text:p text:style-name="P2">rberliner@BigIA:~/Dropbox/freeboard/signalk-server-java$ <text:bookmark-start text:name="__DdeLink__38_1881318572"/>mvn -Pdev -Dmaven.test.skip=true install <text:bookmark-end text:name="__DdeLink__38_1881318572"/></text:p>
        <text:p text:style-name="P2"/>
        <text:p text:style-name="P2">Run project in a third Terminal</text:p>
        <text:p text:style-name="P2">rberliner@BigIA:~/Documents/FreeboardProjects/signalk-java$ mvn -Pdev exec:java</text:p>
        <text:p text:style-name="P2"/>
        <text:p text:style-name="P4">It may be necessary to delete signalk-java/conf/self.json and signalk-java/conf/signalk-config.json to get a clean start.</text:p>
        <text:p text:style-name="P2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mo" svg:font-family="Arimo"/>
  </office:font-face-decls>
  <office:styles>
    <style:default-style style:family="paragraph">
      <style:paragraph-properties style:tab-stop-distance="0.4925in"/>
    </style:default-style>
    <style:style style:family="paragraph" style:name="Text-body" style:display-name="Text body" style:parent-style-name="Normal" style:next-style-name="Text-body">
      <style:paragraph-properties fo:margin-top="0in" fo:margin-bottom="0.0835in"/>
    </style:style>
    <style:style style:family="paragraph" style:name="Contents-2" style:display-name="Contents 2" style:parent-style-name="Normal" style:next-style-name="Normal">
      <style:paragraph-properties fo:text-indent="-0.300000in" fo:margin-left="1.000000in"/>
    </style:style>
    <style:style style:family="paragraph" style:name="Heading" style:display-name="Heading" style:parent-style-name="Normal" style:next-style-name="Text-body">
      <style:paragraph-properties fo:margin-top="0.1665in" fo:margin-bottom="0.0835in" fo:keep-with-next="always"/>
      <style:text-properties style:font-name="Arimo" fo:font-size="14pt"/>
    </style:style>
    <style:style style:family="paragraph" style:name="Contents-1" style:display-name="Contents 1" style:parent-style-name="Normal" style:next-style-name="Normal">
      <style:paragraph-properties fo:text-indent="-0.300000in" fo:margin-left="0.500000in"/>
    </style:style>
    <style:style style:family="paragraph" style:name="Caption" style:display-name="Caption" style:parent-style-name="Normal" style:next-style-name="Caption">
      <style:paragraph-properties fo:margin-top="0.0835in" fo:margin-bottom="0.0835in"/>
      <style:text-properties fo:font-size="12pt" fo:font-style="italic"/>
    </style:style>
    <style:style style:family="paragraph" style:name="Contents-3" style:display-name="Contents 3" style:parent-style-name="Normal" style:next-style-name="Normal">
      <style:paragraph-properties fo:text-indent="-0.300000in" fo:margin-left="1.500000in"/>
    </style:style>
    <style:style style:family="paragraph" style:name="Contents-4" style:display-name="Contents 4" style:parent-style-name="Normal" style:next-style-name="Normal">
      <style:paragraph-properties fo:text-indent="-0.300000in" fo:margin-left="2.000000in"/>
    </style:style>
    <style:style style:family="paragraph" style:name="Normal" style:display-name="Normal"/>
  </office:styles>
  <office:automatic-styles>
    <style:page-layout style:name="Standard">
      <style:page-layout-properties fo:page-width="8.500000in" fo:page-height="11.000000in" style:print-orientation="portrait" fo:margin-top="0.7874in" fo:margin-bottom="0.7874in" fo:margin-left="0.7874in" fo:margin-right="0.7874in"/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AbiWord/3.0.1 (unix, gtk)</meta:generator>
    <meta:initial-creator>Ronald Berliner</meta:initial-creator>
    <dc:creator>Ronald Berliner</dc:creator>
    <meta:creation-date>2017-01-04T12:23:54</meta:creation-date>
    <dc:date>Wed Feb  8 13:45:14 2017
</dc:date>
  </office:meta>
</office:document-meta>
</file>